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7FCEFF5F.png" manifest:media-type=""/>
  <manifest:file-entry manifest:full-path="Pictures/10000000000000A1000000ACE4BA2775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text-style-name="P1" draw:layer="layout" svg:width="21.082cm" svg:height="12.179cm" svg:x="4.318cm" svg:y="4.585cm" presentation:class="outline" presentation:user-transformed="true">
          <draw:text-box>
            <text:p text:style-name="P1"/>
            <text:p text:style-name="P1"><text:span text:style-name="T1">Upstream University</text:span></text:p>
            <text:p text:style-name="P1"/>
            <text:p text:style-name="P1">Sample project presentation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625cm" svg:x="6.604cm" svg:y="0.778cm" presentation:class="title" presentation:user-transformed="true">
          <draw:text-box>
            <text:p>What will you contribute ?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Which feature or bug ?</text:p>
              </text:list-item>
              <text:list-item>
                <text:p>Description line 1</text:p>
              </text:list-item>
              <text:list-item>
                <text:p>Description line 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625cm" svg:x="6.604cm" svg:y="0.778cm" presentation:class="title" presentation:user-transformed="true">
          <draw:text-box>
            <text:p>Why does it matter to your company ?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Why do company's client need it ?</text:p>
              </text:list-item>
              <text:list-item>
                <text:p>How is it related to business decisions ?</text:p>
              </text:list-item>
              <text:list-item>
                <text:p>Why did you chose it over something else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625cm" svg:x="6.604cm" svg:y="0.778cm" presentation:class="title" presentation:user-transformed="true">
          <draw:text-box>
            <text:p>Learn and install the tools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Version Control System ?</text:p>
              </text:list-item>
              <text:list-item>
                <text:p>Bug tracker ?</text:p>
              </text:list-item>
              <text:list-item>
                <text:p>Instant messenging channels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506cm" svg:x="6.604cm" svg:y="0.837cm" presentation:class="title" presentation:user-transformed="true">
          <draw:text-box>
            <text:p>Assess your approach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Are you verbose or terse ?</text:p>
              </text:list-item>
              <text:list-item>
                <text:p>Do you tend to explain what you do ?</text:p>
              </text:list-item>
              <text:list-item>
                <text:p>Do you socialize easily ?</text:p>
              </text:list-item>
              <text:list-item>
                <text:p>Do you make online friends on a regular basis ?</text:p>
              </text:list-item>
              <text:list-item>
                <text:p>Are you a native english speaker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506cm" svg:x="6.604cm" svg:y="0.837cm" presentation:class="title" presentation:user-transformed="true">
          <draw:text-box>
            <text:p>Engage immediately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What will you first say on instant messenging ?</text:p>
              </text:list-item>
              <text:list-item>
                <text:p>Who do you expect answers from ?</text:p>
              </text:list-item>
              <text:list-item>
                <text:p>What topic do you want to discuss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506cm" svg:x="6.604cm" svg:y="0.837cm" presentation:class="title" presentation:user-transformed="true">
          <draw:text-box>
            <text:p>Grab the contribution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What is the URL of the bug / feature ?</text:p>
              </text:list-item>
              <text:list-item>
                <text:p>What do you need to do to own it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506cm" svg:x="6.604cm" svg:y="0.837cm" presentation:class="title" presentation:user-transformed="true">
          <draw:text-box>
            <text:p>Play with your network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Who will you explain what you're going to contribute ? ( outside of the project itself )</text:p>
              </text:list-item>
              <text:list-item>
                <text:p>What company (other than yours) has similar problems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506cm" svg:x="6.604cm" svg:y="0.837cm" presentation:class="title" presentation:user-transformed="true">
          <draw:text-box>
            <text:p>Choosing a question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What question related to the implementation of the bug fix / feature will you ask the other developers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506cm" svg:x="6.604cm" svg:y="0.837cm" presentation:class="title" presentation:user-transformed="true">
          <draw:text-box>
            <text:p>Build karma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What topic will you work on beside your bug fix / feature to build karma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office:forms form:automatic-focus="false" form:apply-design-mode="false"/>
        <draw:frame presentation:style-name="pr3" draw:layer="layout" svg:width="19.995cm" svg:height="3.506cm" svg:x="6.604cm" svg:y="0.837cm" presentation:class="title" presentation:user-transformed="true">
          <draw:text-box>
            <text:p>Prepare the backport</text:p>
          </draw:text-box>
        </draw:frame>
        <draw:frame presentation:style-name="pr1" draw:layer="layout" svg:width="21.082cm" svg:height="12.179cm" svg:x="3.81cm" svg:y="5.855cm" presentation:class="outline" presentation:user-transformed="true">
          <draw:text-box>
            <text:list text:style-name="L1">
              <text:list-item>
                <text:p>Is your work backportable ?</text:p>
              </text:list-item>
              <text:list-item>
                <text:p>Will you need to backport ?</text:p>
              </text:list-item>
              <text:list-item>
                <text:p>What is the backport process ?</text:p>
              </text:list-item>
              <text:list-item>
                <text:p><text:s/>Is cherry-picking possible 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9.995cm" svg:height="3.506cm" svg:x="6.60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9.522cm" svg:height="1.448cm" svg:x="1.4cm" svg:y="19.131cm" presentation:class="date-time">
        <draw:text-box>
          <text:p text:style-name="MP1"><text:span text:style-name="MT1">Upstream University – OpenStack Foundation</text:span></text:p>
        </draw:text-box>
      </draw:frame>
      <draw:frame presentation:style-name="Mpr1" draw:text-style-name="MP3" draw:layer="backgroundobjects" svg:width="8.875cm" svg:height="1.448cm" svg:x="14.576cm" svg:y="19.131cm" presentation:class="footer">
        <draw:text-box>
          <text:p text:style-name="MP3"><text:span text:style-name="MT1"><text:page-number>&lt;number&gt;</text:page-number></text:span><text:span text:style-name="MT1">/</text:span><text:span text:style-name="MT1"><text:page-count>11</text:page-count></text:span></text:p>
        </draw:text-box>
      </draw:frame>
      <draw:frame draw:style-name="Mgr3" draw:text-style-name="MP4" draw:layer="backgroundobjects" svg:width="4.259cm" svg:height="4.55cm" svg:x="0cm" svg:y="0cm">
        <draw:image xlink:href="Pictures/10000000000000A1000000ACE4BA2775.jpg" xlink:type="simple" xlink:show="embed" xlink:actuate="onLoad">
          <text:p/>
        </draw:image>
      </draw:frame>
      <draw:frame draw:style-name="Mgr4" draw:text-style-name="MP4" draw:layer="backgroundobjects" svg:width="4.543cm" svg:height="4.543cm" svg:x="23.457cm" svg:y="16.657cm">
        <draw:image xlink:href="Pictures/10000201000000D8000000D87FCEFF5F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ic Dachary</meta:initial-creator>
    <meta:creation-date>2012-10-29T14:38:14</meta:creation-date>
    <meta:editing-duration>PT11H39M49S</meta:editing-duration>
    <meta:editing-cycles>45</meta:editing-cycles>
    <dc:date>2014-09-04T17:16:48.171294550</dc:date>
    <dc:creator>Stefano Maffulli</dc:creator>
    <meta:generator>LibreOffice/4.1.3.2$Linux_X86_64 LibreOffice_project/410m0$Build-2</meta:generator>
    <meta:document-statistic meta:object-count="65"/>
  </office:meta>
</office:document-meta>
</file>